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" style:font-family-generic="swiss"/>
    <style:font-face style:name="Courier New" svg:font-family="'Courier New'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8Num2"/>
    <style:style style:name="P3" style:family="paragraph" style:parent-style-name="Standard" style:list-style-name="WW8Num1"/>
    <style:style style:name="P4" style:family="paragraph" style:parent-style-name="Standard">
      <style:text-properties officeooo:paragraph-rsid="00175ef0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officeooo:rsid="00175e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abases</text:p>
      <text:p text:style-name="P1">Project 2</text:p>
      <text:p text:style-name="Standard"/>
      <text:p text:style-name="Standard">Transportation network analysis.</text:p>
      <text:p text:style-name="Standard"/>
      <text:p text:style-name="Standard">You can use any airline company in <text:span text:style-name="T1">the world</text:span>.</text:p>
      <text:p text:style-name="Standard">The kinds of questions are generic and can be applied to any airline company with more than one hub (a hub is an airport where a large number of flights from the <text:span text:style-name="T1">TAME</text:span> group depart and arrive)</text:p>
      <text:p text:style-name="Standard"/>
      <text:p text:style-name="Standard">Example: You have been hired by the SAS group as a database designer to design a database that will help the board to know statistics about:</text:p>
      <text:list xml:id="list8114035359683202936" text:style-name="WW8Num2">
        <text:list-item>
          <text:p text:style-name="P2">Each <text:span text:style-name="T1">TAME</text:span> group flight: </text:p>
          <text:list>
            <text:list-item>
              <text:p text:style-name="P2">the start and end airports?</text:p>
            </text:list-item>
            <text:list-item>
              <text:p text:style-name="P2">the difference between the expected departure time and the real departure time?</text:p>
            </text:list-item>
            <text:list-item>
              <text:p text:style-name="P2">the difference between the expected arrival time and the real arrival time?</text:p>
            </text:list-item>
            <text:list-item>
              <text:p text:style-name="P2">the average time spent on the ground at the origin and the destination airports: i.e. from departure from the gate till take-off or from landing till complete stop?</text:p>
            </text:list-item>
            <text:list-item>
              <text:p text:style-name="P2">the average length of the flight for each day of the week and each week in the year?</text:p>
            </text:list-item>
            <text:list-item>
              <text:p text:style-name="P2">the time each SAS group plane spends on the ground between two consecutive flights for any given day and airport? </text:p>
            </text:list-item>
            <text:list-item>
              <text:p text:style-name="P2">the number of passengers who have lost their flight transfer (either luggage only or passenger and luggage) after that flight?</text:p>
            </text:list-item>
            <text:list-item>
              <text:p text:style-name="P2">The total amount of the flight tickets of the passengers who have lost their correspondence after that flight?</text:p>
            </text:list-item>
          </text:list>
        </text:list-item>
        <text:list-item>
          <text:p text:style-name="P2">Each <text:span text:style-name="T1">TAME</text:span> group ground employee:</text:p>
          <text:list>
            <text:list-item>
              <text:p text:style-name="P2">which airport is he or she assigned to?</text:p>
            </text:list-item>
            <text:list-item>
              <text:p text:style-name="P2">how many hours per week does he/she work for each given airport?</text:p>
            </text:list-item>
            <text:list-item>
              <text:p text:style-name="P2">the number of flight delays he/she has been involved with?</text:p>
            </text:list-item>
            <text:list-item>
              <text:p text:style-name="P2">the number of formal complaints about that employee?</text:p>
            </text:list-item>
          </text:list>
        </text:list-item>
        <text:list-item>
          <text:p text:style-name="P2">Each <text:span text:style-name="T1">TAME</text:span> group hub:</text:p>
          <text:list>
            <text:list-item>
              <text:p text:style-name="P2">how many missed correspondences between flights of the same airline are there for any given day, week, or year?</text:p>
            </text:list-item>
            <text:list-item>
              <text:p text:style-name="P2">how many missed transfers between flights of airlines of SAS group are there for any given day, week, or year?</text:p>
            </text:list-item>
            <text:list-item>
              <text:p text:style-name="P2">the total of all flight departure delays?</text:p>
            </text:list-item>
            <text:list-item>
              <text:p text:style-name="P2">the total of all flight arrival delays?</text:p>
            </text:list-item>
            <text:list-item>
              <text:p text:style-name="P2">the gates that have accepted all the airlines in the SAS group?</text:p>
            </text:list-item>
            <text:list-item>
              <text:p text:style-name="P2">the gate with the highest total time of flight delays?</text:p>
            </text:list-item>
          </text:list>
        </text:list-item>
      </text:list>
      <text:p text:style-name="Standard"/>
      <text:p text:style-name="Standard">You are given the following information on <text:span text:style-name="T1">TAME EP’s fleet and routes</text:span>:</text:p>
      <text:p text:style-name="P4"><text:a xlink:type="simple" xlink:href="https://www.tame.com.ec/index.php/es/inicio/flota-de-tame" text:style-name="Internet_20_link" text:visited-style-name="Visited_20_Internet_20_Link"><text:span text:style-name="Internet_20_link"><text:span text:style-name="T1">https://www.tame.com.ec/index.php/es/inicio/flota-de-tame</text:span></text:span></text:a></text:p>
      <text:p text:style-name="P4"><text:soft-page-break/><text:span text:style-name="Internet_20_link"><text:span text:style-name="T1">https://www.tame.com.ec/index.php/es/destinos/itinerarios</text:span></text:span>.</text:p>
      <text:p text:style-name="Standard"/>
      <text:p text:style-name="Standard">You will make the following assumptions:</text:p>
      <text:list xml:id="list6045771749174379585" text:style-name="WW8Num1">
        <text:list-item>
          <text:p text:style-name="P3">each flight has one departure airport and one final destination airport through zero, one or several airport stops; however, each flight segment (between a take off and the next landing) has a different flight number;</text:p>
        </text:list-item>
        <text:list-item>
          <text:p text:style-name="P3">each flight is identified by the code of the airline and the flight number;</text:p>
        </text:list-item>
        <text:list-item>
          <text:p text:style-name="P3">each airport has its own three letters code (e.g. <text:span text:style-name="T1">UIO</text:span> is the code of <text:span text:style-name="T1">Quito</text:span>’s <text:span text:style-name="T1">Mariscal Sucre </text:span>airport);</text:p>
        </text:list-item>
        <text:list-item>
          <text:p text:style-name="P3">each employee is identified by the personal identifier of the state in which he or she lives together with the name of that state;</text:p>
        </text:list-item>
        <text:list-item>
          <text:p text:style-name="P3">each passenger is identified by his/her passport number (which can be a string of numbers and/or letters) and the name of the state owning the passport.</text:p>
        </text:list-item>
      </text:list>
      <text:p text:style-name="Standard"/>
      <text:p text:style-name="Standard">Please ask any questions to me (consider yourself the database designer and me as the client company staff member).</text:p>
      <text:p text:style-name="Standard"/>
      <text:p text:style-name="Standard">Your objective is to build the database that will store all the relevant data on the <text:span text:style-name="T1">TAME</text:span> Group flights, employees, airports and gates and that will allow the board of governors to take some decisions based on the statistics mentioned above.</text:p>
      <text:p text:style-name="Standard"/>
      <text:p text:style-name="Standard">You will need to design the following milestones:</text:p>
      <text:list xml:id="list450111572589" text:continue-numbering="true" text:style-name="WW8Num1">
        <text:list-item>
          <text:p text:style-name="P3">data dictionary;</text:p>
        </text:list-item>
        <text:list-item>
          <text:p text:style-name="P3">entity relationship diagram;</text:p>
        </text:list-item>
        <text:list-item>
          <text:p text:style-name="P3">transformation of the entity-relationship diagram into a set of relations;</text:p>
        </text:list-item>
        <text:list-item>
          <text:p text:style-name="P3">SQL DDL code, </text:p>
        </text:list-item>
        <text:list-item>
          <text:p text:style-name="P3">normalization of the relations;</text:p>
        </text:list-item>
        <text:list-item>
          <text:p text:style-name="P3">SQL DML code (queries) and its optimization using relational algebra.</text:p>
        </text:list-item>
        <text:list-item>
          <text:p text:style-name="P3">Presentation of the project on the last day of class <text:span text:style-name="T1">in the month of July</text:span>.</text:p>
        </text:list-item>
      </text:list>
      <text:p text:style-name="Standard"/>
      <text:p text:style-name="Standard">The deadlines for the project are indicated in the “Schedule” on <text:span text:style-name="T1">D2L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" style:font-family-generic="swiss"/>
    <style:font-face style:name="Courier New" svg:font-family="'Courier New'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pitch="variable" fo:font-size="12pt" fo:language="en" fo:country="US" style:font-name-asian="Times" style:font-family-asian="Times" style:font-pitch-asian="variable" style:font-size-asian="12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/>
    </style:style>
    <style:style style:name="WW8Num1z0" style:family="text">
      <style:text-properties style:font-name="Times New Roman" fo:font-family="'Times New Roman'" style:font-family-generic="roman" style:font-pitch="variable" style:font-name-asian="Times" style:font-family-asian="Time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asian="Times" style:font-family-asian="Time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02170 Database Systems</dc:title>
    <meta:initial-creator>François Anton</meta:initial-creator>
    <meta:creation-date>2008-02-12T17:08:00</meta:creation-date>
    <dc:date>2017-07-04T00:04:49.478414061</dc:date>
    <meta:print-date>2008-02-22T15:36:00</meta:print-date>
    <meta:editing-cycles>16</meta:editing-cycles>
    <meta:editing-duration>PT5H16M21S</meta:editing-duration>
    <meta:document-statistic meta:table-count="0" meta:image-count="0" meta:object-count="0" meta:page-count="2" meta:paragraph-count="47" meta:word-count="634" meta:character-count="3625" meta:non-whitespace-character-count="3068"/>
    <meta:generator>LibreOfficeDev/5.1.5.2$Linux_X86_64 LibreOffice_project/10m0$Build-2</meta:generator>
  </office:meta>
</office:document-meta>
</file>